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082cm" fo:min-width="16.167cm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 style:font-name="PT Sans" fo:font-size="12pt" fo:font-weight="bold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9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10" style:family="paragraph">
      <style:paragraph-properties fo:text-align="center"/>
      <style:text-properties fo:color="#000000" style:font-name="PT Sans" fo:font-size="12pt" fo:font-weight="bold"/>
    </style:style>
    <style:style style:name="P11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12.9cm" svg:y="1.47cm"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14.805cm" svg:y="1.47cm">
          <text:p text:style-name="P3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10.99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9.09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3.37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7cm" svg:height="1.27cm" svg:x="1.47cm" svg:y="1.47cm">
          <text:p text:style-name="P3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7.185cm" svg:y="1.47cm">
          <text:p text:style-name="P10">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7.145cm" svg:height="3.8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45cm" fo:page-height="4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10T13:55:16.540937815</dc:date>
    <meta:editing-duration>PT42M22S</meta:editing-duration>
    <meta:editing-cycles>17</meta:editing-cycles>
    <meta:generator>LibreOffice/5.1.4.2$Linux_X86_64 LibreOffice_project/10m0$Build-2</meta:generator>
    <meta:document-statistic meta:object-count="9"/>
  </office:meta>
</office:document-meta>
</file>